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tête ailleurs, Edward écoutait d'une oreille distraite la conversation que ses compagnons étaient en train d'avoir à propos d'un professeur de leur université. Le garçon se demandait un peu ce qu'il faisait là, entouré de gens qu'il n'appréciait pas particulièrement -y avait-il seulement quelqu'un qu'il appréciait dans son entourage durant cette période ?- au milieu d'un endroit qu'il n'affectionnait que moyennement. Il avait rejoint la fac il y avait de cela quelques mois seulement, et s'il avait rencontré un certain nombre de gens, aucun d'entre eux n'avait suffisamment attiré son attention pour qu'il prenne le temps de le connaître un peu mieux. D'un autre côté, ce n'était pas non plus comme s'il avait énormément cherché. Toujours handicapé par sa maladie, Edward passait le plus clair de son temps dans les locaux de l'université à rêvasser de choses et d'autres sans vraiment s'occuper de ce qui se passait autour de lui. </text:p>
      <text:p text:style-name="Standard"/>
      <text:p text:style-name="Standard">Qui étaient donc ces gens, me demanderez-vous ? Tout simplement des étudiants d'un des groupes de TD du garçon. L'une des filles du groupe venait d'atteindre la majorité et elle avait décidé de fêter ça dans un des bars du centre-ville, conviant plus ou moins toute la classe. D'abord plutôt réticent -les pubs n'étant pas vraiment sa tasse de thé-, Edward avait finalement accepté plus ou moins volontairement l'invitation de l'organisatrice, qui avait d'ailleurs étrangement insisté pour qu'il vienne, étant donné qu'ils s'étaient peut-être parlé une ou deux fois grand maximum depuis le début de l'année, en lui répondant distraitement alors qu'il pensait tout à fait à autre chose. </text:p>
      <text:p text:style-name="Standard"/>
      <text:p text:style-name="Standard">C'était ainsi que le jeune homme s'était retrouvé d'abord sur le chemin du Machin Pub, entouré d'étudiants dont il ne connaissait pour la plupart même pas le nom, puis sur la banquette d'un carré à l'intérieur dudit bar, à devoir subir les éclats de rire forcés et les blagues graveleuses. Car évidemment, circonstances oblige, le petit groupe avait prévu de se la coller sec, histoire de fête dignement le passage à l'âge adulte de la prénommée Margot, qui était probablement celle qui riait le plus fort à l'heure actuelle, comme elle voulait que le monde entier sache qu'elle fêtait son anniversaire aujourd'hui, ou comme si elle voulait attirer l'attention de quelqu'un en particulier. </text:p>
      <text:p text:style-name="Standard"/>
      <text:p text:style-name="Standard">-Et toi... Edward, c'est ça ? Parle-nous un peu de toi. Tu parles toujours autant ou tu es atteint de mutisme sélectif ?</text:p>
      <text:p text:style-name="Standard"/>
      <text:p text:style-name="Standard">L'interjection parvint à peine à recentrer l'attention de l'intéressé vers le groupe. Il quitta des yeux la vitrine qu'il était en train d'admirer pour les tourner vers celui qui lui adressait la parole, captant au passage un regard malicieux et un sourire entendu de la part de Margot en sa direction, le troisième depuis qu'ils étaient arrivés, achevant de le mettre mal à l'aise. L'étudiant qui l'avait interpellé s'appelait Aaron, et avait un peu plus l'allure « mec cool » qu'Edward avec ses larges épaules et son sourire Colgate ©. Toujours intrigué par Margot, ce dernier fut bien incapable de se rappeler la question qu'on lui avait posé. Il arqua un sourcil et tenta une pirouette.</text:p>
      <text:p text:style-name="Standard"/>
      <text:p text:style-name="Standard">-Hein ? Ah, euh... Oui, oui. Excusez-moi, mon verre est vide.</text:p>
      <text:p text:style-name="Standard"/>
      <text:p text:style-name="Standard">Sans rien ajouter, le blondin se leva de son siège sous les regards mi-interloqués, mi-amusés de la petite dizaine d'étudiants du groupe et se dirigea sans un regard en arrière vers le comptoir. Il commanda une nouvelle bière, ses pupilles de jade se perdant à nouveau vers l'extérieur. Le soleil n'était pas encore couché, pourtant la soirée promettait déjà d'être très, très longue...</text:p>
      <text:p text:style-name="P1">Toujours captivé par la vue des rues de Palema en pleine action, Edward réceptionna son verre flambant plein et le paya dans la foulée, mais ne bougea pas du siège sur lequel il avait élu domicile au comptoir, visiblement bien décidé à passer pour un pilier de bar, et n'ayant surtout pour le moment aucune envie de rejoindre ses camarades de classe assis un peu plus loin. Ceux-ci n'avaient d'ailleurs apparemment pas encore remarqué son absence, ce qui lui allait très bien. Ainsi il n'aurait pas à essayer de combler une conversation à laquelle il n'avait pas envie de participer ou à se forcer à écouter ce qu'on lui disait pour pouvoir répondre convenablement. Le blondin porta donc son verre à ses lèvres pour en boire une gorgée rafraîchissante et continua à ne rien fixer en direction de l'extérieur du bar.</text:p>
      <text:p text:style-name="Standard"/>
      <text:p text:style-name="Standard">C'est alors que, sans crier gare, une nouvelle arrivante lui sauta dessus. Enfin pas littéralement, mais le « coucou » qu'elle lâcha à l'attention d'Edward eut plus ou moins le même effet sur lui, provoquant un sursaut de surprise chez le garçon qui, perdu dans ses pensées, ne l'avait pas vue arriver. La stupeur (ouais, carrément) passée, ce dernier observa celle qui venait d'interrompre son moment de solitude salutaire. Petite, les cheveux d'un vert aussi naturel que le rire de Margot qui résonna à cet instant depuis l'autre bout de la pièce et les yeux d'un bleu profond, elle avait le même air ennuyé que lui sur le visage. Visage qui était d'ailleurs étrangement familier à l'adolescent, qui eut immédiatement le sentiment qu'il connaissait cette fille. Sentiment corroboré par le ton amical qu'elle avait employé pour venir le saluer. </text:p>
      <text:p text:style-name="Standard"/>
      <text:p text:style-name="Standard">Plissant des yeux, Edward s'entreprit à essayer de retrouver d'où venait cette sensation. Elle n'était probablement pas à la même fac que lui -aucune des personnes de son université ne lui avait laissé de souvenir aussi marqué, mais alors d'où pouvait-il bien la connaître ? Cela devait être relativement récent, étant données les capacités de mémorisation de l'adolescent. Pour l'instant cependant, impossible de mettre la main dessus. L'horloge tournait et Edward se rendit compte qu'il fixait Victoire depuis maintenant une trentaine de secondes et qu'il fallait qu'il trouve rapidement quelque chose à dire sinon la situation allait devenir gênante.</text:p>
      <text:p text:style-name="Standard"/>
      <text:p text:style-name="Standard">-Hey ! Ça fait longtemps ! Qu'est-ce que tu deviens ?</text:p>
      <text:p text:style-name="Standard"/>
      <text:p text:style-name="Standard">Mentir n'était clairement pas une chose à laquelle il était habitué, mais c'était ce qu'il avait trouvé de mieux à faire sous la pression. Il décocha un grand sourire à sa nouvelle compagnie en espérant que c'était passé. Il avait fait de son mieux pour paraître naturel, et l'un dans l'autre c'était un demi-mensonge seulement. Edward était certain de la connaître, mais était simplement incapable de se souvenir de son nom où du lieu où il l'avait rencontrée. </text:p>
      <text:p text:style-name="P2">La situation était terriblement awkward. Les deux jeunes gens qui se faisaient face n’étaient ni l’un, ni l’autre capables de se souvenir d’où ils se connaissaient, et si la mémoire ne leur revenait pas rapidement il allait être difficile d’avoir une conversation un minimum intéressante. Cependant, avoir cette conversation était d’une importance capitale pour l’un comme pour l’autre. Edward en avait besoin pour avoir un prétexte pour ne pas retourner avec le groupe qu’il accompagnait et qu’il avait classé dans la catégorie « non-intéressants », peut-être de manière définitive. Quant à Victoire, il s’agissait simplement pour elle de ne pas mourir d’ennui. C’était pourquoi il fallait à tout prix que des souvenirs refassent surface. Et vite.</text:p>
      <text:p text:style-name="Text_20_body"/>
      <text:p text:style-name="Text_20_body">Pour l’instant, le silence ne s’était pas encore installé entre eux, mais cela ne saurait tarder. Victoire répondit à sa question en l’informant qu’elle avait commencé des études de médecine, ce qui ne l’aida pas vraiment à progresser dans la recherche de son identité, à part confirmer le fait qu’elle ne venait pas de sa fac. Un fin sourire s’esquissa dans un coin des lèvres du blondin à l’écoute du commentaire sur la maturité. Edward ne grandissait pas des masses non plus –enfin mentalement, sa croissance physique étant just fine. Il avait toujours la capacité de concentration d’un gamin de cinq ans et l'intérêt équivalent. La manière dont Victoire lui avait répondu et le ton qu'elle avait employé intrigua notre jeune homme. C'était amical, presque complice. Cela lui était familier, comme s'il la connaissait bien. Mais le fait qu'il ne se souvienne pas d'elle entrait en contradiction avec ce sentiment de familiarité. C'était comme s'ils s'étaient beaucoup côtoyés, mais pendant une courte durée...</text:p>
      <text:p text:style-name="Text_20_body"/>
      <text:p text:style-name="Text_20_body">-Putain mais ouais ! La colo ! C'était quoi le nom déjà... « Au beau » non ?</text:p>
      <text:p text:style-name="Text_20_body"/>
      <text:p text:style-name="Text_20_body">Edward avait pratiquement crié. Le souvenir lui était revenu avec une telle soudaineté qu'il avait été incapable de retenir ses pensées à l'intérieur de sa tête. Le garçon s'était du même coup grillé ; Victoire savait maintenant qu'il ne se souvenait plus de l'endroit où ils s'étaient rencontrés – enfin jusqu'à maintenant. Mais c'était le cadet des soucis du blondin, qui bien qu'il avait retrouvé le lieu, ne pouvait toujours pas mettre un nom sur le visage de la demoiselle en face de lui. Les souvenirs se mirent à défiler dans son esprit à vitesse grand V, sans succès pourtant. Portant à nouveau son verre à ses lèvres, Edward se félicita tout de même de cette avancée. Il remarqua au passage que son cri avait attiré l'attention de Margot, qui regardait maintenant Victoire avec un œil intrigué. Sans y prêter attention, l'adolescent reprit la parole en se tournant à nouveau vers cette dernière.</text:p>
      <text:p text:style-name="Text_20_body"/>
      <text:p text:style-name="Text_20_body">-Qu'est-ce que tu viens faire ici du coup ? Tu es seule ?</text:p>
      <text:p text:style-name="P2">L'illumination qu'Edward venait d'avoir ne semblait pas s'être propagée à son interlocutrice, dont l'expression faciale n'avait pas changé d'un iota. Ceci étant, le garçon ne pouvait pas vraiment savoir si cette absence de réaction était due au fait qu'elle n'avait elle non plus toujours pas retrouvé d'où ils se connaissaient ou bien plus simplement si elle n'avait ce problème et se souvenait déjà des détails de leur rencontre et qu'il était le seul con à essayer de remettre la personne à qui il était en train de parler. Après avoir ingurgité une nouveau gorgée de sa bière, dont la fraîcheur avait un côté salvateur dans cette situation où sa gorge sèche le brûlait presque à force de déglutir, Edward plongea à nouveau son regard dans celui de Victoire, comme s'il espérait y déceler une trace quelconque d'information sur son prénom ou sur ce qu'elle pensait.</text:p>
      <text:p text:style-name="Text_20_body"/>
      <text:p text:style-name="Text_20_body">Cette dernière imita son geste en trempant à son tour ses lèvres dans son verre qui, au vu de la grimace qu'elle tira, devait contenir quelque chose de plus fort que le sien. Edward n'aimait pas particulièrement boire de l'alcool -et il n'avait été saoul qu'en de très rares occasions, mais la bière était un breuvage qu'il consommait volontiers, du fait qu'il possédait une capacité à désaltérer que les autres boissons n'avaient pas. Pour l'heure, le garçon avait encore les idées plutôt claires, même s'il sentait que ses barrières mentales commençaient petit à petit à tomber, lui donnant l'envie incongrue de parler, sensation qu'il n'était clairement pas habitué à ressentir. Victoire quant à elle ne semblait pas réagir de la même manière à la consommation d'alcool, sa langue ne se déliant visiblement pas au vu du temps qu'elle mettait à répondre à ses questions.</text:p>
      <text:p text:style-name="Text_20_body"/>
      <text:p text:style-name="Text_20_body">La jeune fille ignora son exclamation et lui expliqua simplement qu'elle était censée rencontrer quelqu'un dans ce bar mais que pour l'heure, les choses étaient doucement mais sûrement en train de se transformer en posage de lapin en bonne et due forme. Edward afficha involontairement un sourire triste et compatissant à l'écoute de cette explication, et réalisa qu'il était en réalité l'unique raison pour laquelle elle se trouvait toujours ici. Il serait donc de bon goût que le jeune homme se souvienne rapidement de son prénom et des choses qu'ils avaient fait ensemble. Parce que connaître le lieu de leur rencontre était une chose, mais c'était sans doute loin d'être suffisant pour combler une discussion en tête-à-tête. Heureusement pour lui, Victoire lui donna un délai supplémentaire pour retrouver la mémoire lorsqu'elle lui demanda à son tour ce qu'il devenait.</text:p>
      <text:p text:style-name="Text_20_body"/>
      <text:p text:style-name="Text_20_body">-Moi ? Oh, Pas grand chose... J'suis à l'université depuis cette l'année, j'étudie le droit. J'avoue que c'est une putain de coïncidence ! T'es juste de passage à Palema ou tu vis ici maintenant ?</text:p>
      <text:p text:style-name="Text_20_body"/>
      <text:p text:style-name="Text_20_body">Cet échange d'amabilités commençait plus que sérieusement à sonner faux. Chacun de ces deux ahuris cherchait à soutirer des informations à l'autre en posant des questions au premier abord anodine mais dissimulant à chaque fois un sous-entendu un peu plus personnel qui pourrait l'aider à se souvenir de tout. L'alcool aidant, ces manœuvres risquaient de devenir de moins en moins subtiles et Edward en vint à envisager de demander son prénom à Victoire sans tourner plus autour du pot, quitte à la vexer si de son côté elle se rappelait parfaitement de lui. Son regard émeraude toujours plongé dans celui azuré de la demoiselle, le blondin n'avait jamais été aussi concentré. D'un geste machinal, sans s'en rendre compte, il déboutonna le bouton le plus en haut de sa chemise. C'était lui où il faisait chaud dans ce b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9T17:55:24.98</meta:creation-date>
    <dc:date>2017-04-01T00:12:41.84</dc:date>
    <dc:creator>Thoé </dc:creator>
    <meta:editing-duration>PT6H30M23S</meta:editing-duration>
    <meta:editing-cycles>428</meta:editing-cycles>
    <meta:generator>OpenOffice/4.1.2$Win32 OpenOffice.org_project/412m3$Build-9782</meta:generator>
    <meta:document-statistic meta:table-count="0" meta:image-count="0" meta:object-count="0" meta:page-count="4" meta:paragraph-count="22" meta:word-count="2119" meta:character-count="12831"/>
  </office:meta>
</office:document-meta>
</file>